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516in"/>
    </style:style>
    <style:style style:name="co2" style:family="table-column">
      <style:table-column-properties fo:break-before="auto" style:column-width="1.4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shapes>
          <draw:frame draw:z-index="0" draw:style-name="gr1" draw:text-style-name="P1" svg:width="10.8469in" svg:height="6.1012in" svg:x="3.9374in" svg:y="0.7638in">
            <draw:object draw:notify-on-update-of-ranges="timing.A1:timing.A1 timing.A2:timing.A22 timing.B1:timing.B1 timing.B2:timing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uffer Size (bytes)</text:p>
          </table:table-cell>
          <table:table-cell office:value-type="string" calcext:value-type="string">
            <text:p>Completion Time (ns)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.5417" calcext:value-type="float">
            <text:p>18.541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.3681" calcext:value-type="float">
            <text:p>18.368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8.3204" calcext:value-type="float">
            <text:p>18.320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8.3381" calcext:value-type="float">
            <text:p>18.3381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8.4279" calcext:value-type="float">
            <text:p>18.4279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8.4261" calcext:value-type="float">
            <text:p>18.4261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8.4155" calcext:value-type="float">
            <text:p>18.4155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18.3426" calcext:value-type="float">
            <text:p>18.3426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18.4196" calcext:value-type="float">
            <text:p>18.4196</text:p>
          </table:table-cell>
        </table:table-row>
        <table:table-row table:style-name="ro1">
          <table:table-cell office:value-type="float" office:value="409600" calcext:value-type="float">
            <text:p>409600</text:p>
          </table:table-cell>
          <table:table-cell office:value-type="float" office:value="18.2881" calcext:value-type="float">
            <text:p>18.2881</text:p>
          </table:table-cell>
        </table:table-row>
        <table:table-row table:style-name="ro1">
          <table:table-cell office:value-type="float" office:value="819200" calcext:value-type="float">
            <text:p>819200</text:p>
          </table:table-cell>
          <table:table-cell office:value-type="float" office:value="18.3256" calcext:value-type="float">
            <text:p>18.3256</text:p>
          </table:table-cell>
        </table:table-row>
        <table:table-row table:style-name="ro1">
          <table:table-cell office:value-type="float" office:value="1638400" calcext:value-type="float">
            <text:p>1638400</text:p>
          </table:table-cell>
          <table:table-cell office:value-type="float" office:value="18.3073" calcext:value-type="float">
            <text:p>18.3073</text:p>
          </table:table-cell>
        </table:table-row>
        <table:table-row table:style-name="ro1">
          <table:table-cell office:value-type="float" office:value="3276800" calcext:value-type="float">
            <text:p>3276800</text:p>
          </table:table-cell>
          <table:table-cell office:value-type="float" office:value="18.3242" calcext:value-type="float">
            <text:p>18.3242</text:p>
          </table:table-cell>
        </table:table-row>
        <table:table-row table:style-name="ro1">
          <table:table-cell office:value-type="float" office:value="6553600" calcext:value-type="float">
            <text:p>6553600</text:p>
          </table:table-cell>
          <table:table-cell office:value-type="float" office:value="18.2602" calcext:value-type="float">
            <text:p>18.2602</text:p>
          </table:table-cell>
        </table:table-row>
        <table:table-row table:style-name="ro1">
          <table:table-cell office:value-type="float" office:value="13107200" calcext:value-type="float">
            <text:p>13107200</text:p>
          </table:table-cell>
          <table:table-cell office:value-type="float" office:value="18.3586" calcext:value-type="float">
            <text:p>18.3586</text:p>
          </table:table-cell>
        </table:table-row>
        <table:table-row table:style-name="ro1">
          <table:table-cell office:value-type="float" office:value="26214400" calcext:value-type="float">
            <text:p>26214400</text:p>
          </table:table-cell>
          <table:table-cell office:value-type="float" office:value="18.3036" calcext:value-type="float">
            <text:p>18.3036</text:p>
          </table:table-cell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.3877" calcext:value-type="float">
            <text:p>18.3877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8.3383" calcext:value-type="float">
            <text:p>18.3383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8.3689" calcext:value-type="float">
            <text:p>18.3689</text:p>
          </table:table-cell>
        </table:table-row>
        <table:table-row table:style-name="ro1">
          <table:table-cell office:value-type="float" office:value="419430400" calcext:value-type="float">
            <text:p>419430400</text:p>
          </table:table-cell>
          <table:table-cell office:value-type="float" office:value="18.3076" calcext:value-type="float">
            <text:p>18.3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19T16:57:30.189129824</dc:date>
    <meta:editing-duration>PT16M11S</meta:editing-duration>
    <meta:editing-cycles>2</meta:editing-cycles>
    <meta:generator>LibreOffice/7.2.4.1$MacOSX_AARCH64 LibreOffice_project/27d75539669ac387bb498e35313b970b7fe9c4f9</meta:generator>
    <meta:document-statistic meta:table-count="1" meta:cell-count="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552cm" svg:height="15.498cm" xlink:href=".." xlink:type="simple" chart:class="chart:scatter" chart:style-name="ch1">
        <chart:title svg:x="9.863cm" svg:y="0.444cm" chart:style-name="ch2">
          <text:p>Timing: Prefetching, no Second Array</text:p>
        </chart:title>
        <chart:plot-area chart:style-name="ch3" table:cell-range-address="timing.A1:timing.B22" chart:data-source-has-labels="both" svg:x="1.532cm" svg:y="1.55cm" svg:width="25.469cm" svg:height="12.688cm">
          <chart:coordinate-region svg:x="2.683cm" svg:y="1.752cm" svg:width="23.416cm" svg:height="11.837cm"/>
          <chart:axis chart:dimension="x" chart:name="primary-x" chart:style-name="ch4" chartooo:axis-type="auto">
            <chart:title svg:x="12.909cm" svg:y="14.547cm" chart:style-name="ch5">
              <text:p>Buffer Size (bytes)</text:p>
            </chart:title>
            <chart:categories table:cell-range-address="timing.A2:timing.A22"/>
          </chart:axis>
          <chart:axis chart:dimension="y" chart:name="primary-y" chart:style-name="ch6">
            <chart:title svg:x="0.451cm" svg:y="9.481cm" chart:style-name="ch7">
              <text:p>Completion Time (ns)</text:p>
            </chart:title>
            <chart:grid chart:style-name="ch8" chart:class="major"/>
          </chart:axis>
          <chart:series chart:style-name="ch9" chart:values-cell-range-address="timing.B2:timing.B22" chart:label-cell-address="timing.B1:timing.B1" chart:class="chart:scatter">
            <chart:domain table:cell-range-address="timing.A2:timing.A22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ion Time (ns)</text:p>
                <draw:g>
                  <svg:desc>timing.B1:timing.B1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timing.A2:timing.A22</svg:desc>
                </draw:g>
              </table:table-cell>
              <table:table-cell office:value-type="float" office:value="18.5417">
                <text:p>18.5417</text:p>
                <draw:g>
                  <svg:desc>timing.B2:timing.B22</svg:desc>
                </draw:g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8.3681">
                <text:p>18.368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8.3204">
                <text:p>18.320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8.3381">
                <text:p>18.3381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8.4279">
                <text:p>18.4279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8.4261">
                <text:p>18.426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8.4155">
                <text:p>18.4155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8.3426">
                <text:p>18.3426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18.4196">
                <text:p>18.4196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18.2881">
                <text:p>18.2881</text:p>
              </table:table-cell>
            </table:table-row>
            <table:table-row>
              <table:table-cell office:value-type="float" office:value="819200">
                <text:p>819200</text:p>
              </table:table-cell>
              <table:table-cell office:value-type="float" office:value="18.3256">
                <text:p>18.3256</text:p>
              </table:table-cell>
            </table:table-row>
            <table:table-row>
              <table:table-cell office:value-type="float" office:value="1638400">
                <text:p>1638400</text:p>
              </table:table-cell>
              <table:table-cell office:value-type="float" office:value="18.3073">
                <text:p>18.3073</text:p>
              </table:table-cell>
            </table:table-row>
            <table:table-row>
              <table:table-cell office:value-type="float" office:value="3276800">
                <text:p>3276800</text:p>
              </table:table-cell>
              <table:table-cell office:value-type="float" office:value="18.3242">
                <text:p>18.3242</text:p>
              </table:table-cell>
            </table:table-row>
            <table:table-row>
              <table:table-cell office:value-type="float" office:value="6553600">
                <text:p>6553600</text:p>
              </table:table-cell>
              <table:table-cell office:value-type="float" office:value="18.2602">
                <text:p>18.2602</text:p>
              </table:table-cell>
            </table:table-row>
            <table:table-row>
              <table:table-cell office:value-type="float" office:value="13107200">
                <text:p>13107200</text:p>
              </table:table-cell>
              <table:table-cell office:value-type="float" office:value="18.3586">
                <text:p>18.3586</text:p>
              </table:table-cell>
            </table:table-row>
            <table:table-row>
              <table:table-cell office:value-type="float" office:value="26214400">
                <text:p>26214400</text:p>
              </table:table-cell>
              <table:table-cell office:value-type="float" office:value="18.3036">
                <text:p>18.3036</text:p>
              </table:table-cell>
            </table:table-row>
            <table:table-row>
              <table:table-cell office:value-type="float" office:value="52428800">
                <text:p>52428800</text:p>
              </table:table-cell>
              <table:table-cell office:value-type="float" office:value="18.3877">
                <text:p>18.3877</text:p>
              </table:table-cell>
            </table:table-row>
            <table:table-row>
              <table:table-cell office:value-type="float" office:value="104857600">
                <text:p>104857600</text:p>
              </table:table-cell>
              <table:table-cell office:value-type="float" office:value="18.3383">
                <text:p>18.3383</text:p>
              </table:table-cell>
            </table:table-row>
            <table:table-row>
              <table:table-cell office:value-type="float" office:value="209715200">
                <text:p>209715200</text:p>
              </table:table-cell>
              <table:table-cell office:value-type="float" office:value="18.3689">
                <text:p>18.3689</text:p>
              </table:table-cell>
            </table:table-row>
            <table:table-row>
              <table:table-cell office:value-type="float" office:value="419430400">
                <text:p>419430400</text:p>
              </table:table-cell>
              <table:table-cell office:value-type="float" office:value="18.3076">
                <text:p>18.3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